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32p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text-shadow="1pt 1pt" fo:font-weight="bold" style:font-name-asian="Segoe UI3" style:font-size-asian="32pt" style:font-weight-asian="bold" style:font-name-complex="Segoe UI3" style:font-size-complex="32pt" style:font-weight-complex="bold"/>
    </style:style>
    <style:style style:name="P8" style:family="paragraph">
      <style:paragraph-properties fo:text-align="center" style:text-autospace="none"/>
      <style:text-properties fo:font-size="36pt"/>
    </style:style>
    <style:style style:name="P9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P11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2pt" fo:text-shadow="1pt 1pt" fo:font-weight="normal" style:font-name-asian="Segoe UI3" style:font-size-asian="32pt" style:font-weight-asian="normal" style:font-name-complex="Segoe UI3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755cm" svg:y="0.526cm">
          <draw:text-box>
            <text:p text:style-name="P1"><text:span text:style-name="T1">HYMN #648</text:span></text:p>
            <text:p text:style-name="P1"><text:span text:style-name="T2">“</text:span><text:span text:style-name="T2">Glorious Things of You Are Spoken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146cm" svg:height="7.011cm" svg:x="1.27cm" svg:y="0.609cm">
          <draw:text-box>
            <text:p text:style-name="P4"><text:span text:style-name="T3">1. </text:span><text:span text:style-name="T4">Glorious things of you are spoken,</text:span><text:span text:style-name="T4"><text:line-break/></text:span><text:span text:style-name="T4">Zion, city of our God;</text:span><text:span text:style-name="T4"><text:line-break/></text:span><text:span text:style-name="T4">He whose word cannot be broken</text:span><text:span text:style-name="T4"><text:line-break/></text:span><text:span text:style-name="T4">Formed you for His own abo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7" draw:layer="layout" svg:width="25.146cm" svg:height="7.011cm" svg:x="1.524cm" svg:y="0.508cm">
          <draw:text-box>
            <text:p text:style-name="P6"><text:span text:style-name="T4">On the Rock of Ages founded,</text:span><text:span text:style-name="T4"><text:line-break/></text:span><text:span text:style-name="T4">What can shake your sure repose?</text:span><text:span text:style-name="T4"><text:line-break/></text:span><text:span text:style-name="T4">With salvation’s walls surrounded,</text:span><text:span text:style-name="T4"><text:line-break/></text:span><text:span text:style-name="T4">You may smile at all your fo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5.146cm" svg:height="7.011cm" svg:x="1.477cm" svg:y="0.488cm">
          <draw:text-box>
            <text:p text:style-name="P8"><text:span text:style-name="T5">2. </text:span><text:span text:style-name="T6">See, the streams of living waters,</text:span><text:span text:style-name="T6"><text:line-break/></text:span><text:span text:style-name="T6">Springing from eternal love,</text:span><text:span text:style-name="T6"><text:line-break/></text:span><text:span text:style-name="T6">Well supply your sons and daughters</text:span><text:span text:style-name="T6"><text:line-break/></text:span><text:span text:style-name="T6">And all fear of want rem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5" draw:layer="layout" svg:width="25.146cm" svg:height="7.011cm" svg:x="1.27cm" svg:y="0.609cm">
          <draw:text-box>
            <text:p text:style-name="P8"><text:span text:style-name="T6">Who can faint while such a river</text:span><text:span text:style-name="T6"><text:line-break/></text:span><text:span text:style-name="T6">Ever will their thirst assuage?</text:span><text:span text:style-name="T6"><text:line-break/></text:span><text:span text:style-name="T6">Grace, which like the Lord, the giver,</text:span><text:span text:style-name="T6"><text:line-break/></text:span><text:span text:style-name="T6">Never fails from age to ag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5" draw:layer="layout" svg:width="25.146cm" svg:height="7.011cm" svg:x="1.313cm" svg:y="0.407cm">
          <draw:text-box>
            <text:p text:style-name="P8"><text:span text:style-name="T5">3. </text:span><text:span text:style-name="T6">Round each habitation hov’ring,</text:span><text:span text:style-name="T6"><text:line-break/></text:span><text:span text:style-name="T6">See the cloud and fire appear</text:span><text:span text:style-name="T6"><text:line-break/></text:span><text:span text:style-name="T6">For a glory and a cov’ring,</text:span><text:span text:style-name="T6"><text:line-break/></text:span><text:span text:style-name="T6">Showing that the Lord is n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5" draw:layer="layout" svg:width="25.146cm" svg:height="7.011cm" svg:x="1.411cm" svg:y="0.609cm">
          <draw:text-box>
            <text:p text:style-name="P8"><text:span text:style-name="T6">Thus deriving from their banner</text:span><text:span text:style-name="T6"><text:line-break/></text:span><text:span text:style-name="T6">Light by night and shade by day,</text:span><text:span text:style-name="T6"><text:line-break/></text:span><text:span text:style-name="T6">Safe they feed upon the manna</text:span><text:span text:style-name="T6"><text:line-break/></text:span><text:span text:style-name="T6">Which God gives them on their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10" draw:layer="layout" svg:width="25.146cm" svg:height="7.011cm" svg:x="1.524cm" svg:y="0.621cm">
          <draw:text-box>
            <text:p text:style-name="P9"><text:span text:style-name="T5">4. </text:span><text:span text:style-name="T6">Savior, since of Zion’s city</text:span></text:p>
            <text:p text:style-name="P9"><text:span text:style-name="T6">I through grace a member am,</text:span></text:p>
            <text:p text:style-name="P9"><text:span text:style-name="T6">Let the world deride or pity,</text:span></text:p>
            <text:p text:style-name="P9"><text:span text:style-name="T6">I will glory in Your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4" draw:text-style-name="P13" draw:layer="layout" svg:width="25.146cm" svg:height="11.52cm" svg:x="1.27cm" svg:y="0.508cm">
          <draw:text-box>
            <text:p text:style-name="P11"><text:span text:style-name="T6">Fading are the world’s vain pleasures,</text:span></text:p>
            <text:p text:style-name="P11"><text:span text:style-name="T6">All their boasted pomp and show;</text:span></text:p>
            <text:p text:style-name="P11"><text:span text:style-name="T6">Solid joys and lasting treasures</text:span></text:p>
            <text:p text:style-name="P11"><text:span text:style-name="T6">None but Zion’s children know.</text:span></text:p>
            <text:p text:style-name="P12"><text:span text:style-name="T7"><text:line-break/></text:span><text:span text:style-name="T7"> <text:s text:c="3"/></text:span></text:p>
            <text:p text:style-name="P12"><text:span text:style-name="T7"><text:s text:c="4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1:00:50.365000000</meta:creation-date>
    <dc:title>Hymn template</dc:title>
    <meta:editing-duration>PT17M30S</meta:editing-duration>
    <meta:editing-cycles>10</meta:editing-cycles>
    <meta:generator>LibreOffice/6.1.5.2$Windows_X86_64 LibreOffice_project/90f8dcf33c87b3705e78202e3df5142b201bd805</meta:generator>
    <meta:initial-creator>Arthur Hoch</meta:initial-creator>
    <dc:date>2019-04-27T12:03:15.983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6-02T11:00:49.725000000"/>
  </office:meta>
</office:document-meta>
</file>